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fe14" officeooo:paragraph-rsid="0014fe1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fe14" officeooo:paragraph-rsid="0014fe14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4fe14" officeooo:paragraph-rsid="00165d7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65d7a" officeooo:paragraph-rsid="00165d7a" style:font-weight-asian="normal" style:font-weight-complex="normal"/>
    </style:style>
    <style:style style:name="T1" style:family="text">
      <style:text-properties officeooo:rsid="00165d7a"/>
    </style:style>
    <style:style style:name="T2" style:family="text">
      <style:text-properties officeooo:rsid="00173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кстурная и константная память</text:p>
      <text:p text:style-name="P2"><text:tab/>Во всех экспериментах приведено среднее время по трём запускам в микросекуднах, измеренное профилировщиком nvprof.</text:p>
      <text:p text:style-name="P2"><text:tab/>Время работы ядра с константной и текстурной памятью: 24.957.</text:p>
      <text:p text:style-name="P2"><text:tab/>Время работы ядра с глобальной и текстурной памятью: 16.0126666667.</text:p>
      <text:p text:style-name="P2"><text:tab/>Время работы ядра с глобальной памятью и ступенчатой интерполяцией: 19.2713333333.</text:p>
      <text:p text:style-name="P3"><text:tab/>Время работы ядра с глобальной памятью и линейной интерполяцией: <text:span text:style-name="T1">117.573333333.</text:span></text:p>
      <text:p text:style-name="P3"><text:tab/>Время работы ядра с <text:span text:style-name="T1">константной</text:span> памятью и ступенчатой интерполяцией:<text:span text:style-name="T1"> 19.3006666667</text:span>.</text:p>
      <text:p text:style-name="P3"><text:tab/>Время работы ядра с <text:span text:style-name="T1">константной</text:span> памятью и линейной интерполяцией: <text:span text:style-name="T1">117.76.</text:span></text:p>
      <text:p text:style-name="P4">Можно сделать вывод, что использова<text:span text:style-name="T2">ние константной памяти увеличивает время работы программы. Линейная интерполяция гораздо медленнее ступенчатой, а аппаратнаяя текстурная интерполяция эффективнее программн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8:06:24.914105357</meta:creation-date>
    <dc:date>2016-11-09T08:35:43.626029052</dc:date>
    <meta:editing-duration>PT8M58S</meta:editing-duration>
    <meta:editing-cycles>1</meta:editing-cycles>
    <meta:document-statistic meta:table-count="0" meta:image-count="0" meta:object-count="0" meta:page-count="1" meta:paragraph-count="9" meta:word-count="98" meta:character-count="806" meta:non-whitespace-character-count="710"/>
    <meta:generator>LibreOffice/5.1.4.2$Linux_X86_64 LibreOffice_project/10m0$Build-2</meta:generator>
  </office:meta>
</office:document-meta>
</file>